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fo:keep-with-next="auto"/>
    </style:style>
    <style:style style:name="Table1.A" style:family="table-column">
      <style:table-column-properties style:column-width="1.1243in" style:rel-column-width="11008*"/>
    </style:style>
    <style:style style:name="Table1.B" style:family="table-column">
      <style:table-column-properties style:column-width="1.5632in" style:rel-column-width="15306*"/>
    </style:style>
    <style:style style:name="Table1.C" style:family="table-column">
      <style:table-column-properties style:column-width="1.0646in" style:rel-column-width="10423*"/>
    </style:style>
    <style:style style:name="Table1.D" style:family="table-column">
      <style:table-column-properties style:column-width="2.941in" style:rel-column-width="28798*"/>
    </style:style>
    <style:style style:name="Table1.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D1" style:family="table-cell">
      <style:table-cell-properties fo:background-color="#e6e6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none" fo:border-top="none" fo:border-bottom="0.05pt solid #000000"/>
    </style:style>
    <style:style style:name="Table1.D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none" fo:border-top="none" fo:border-bottom="0.05pt solid #000000"/>
    </style:style>
    <style:style style:name="Table1.D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none" fo:border-top="none" fo:border-bottom="0.05pt solid #000000"/>
    </style:style>
    <style:style style:name="Table1.D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none" fo:border-top="none" fo:border-bottom="0.05pt solid #000000"/>
    </style:style>
    <style:style style:name="Table1.D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none" fo:border-top="none" fo:border-bottom="0.05pt solid #000000"/>
    </style:style>
    <style:style style:name="Table1.D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none" fo:border-top="none" fo:border-bottom="0.05pt solid #000000"/>
    </style:style>
    <style:style style:name="Table1.D28" style:family="table-cell">
      <style:table-cell-properties fo:padding="0.0382in" fo:border-left="0.05pt solid #000000" fo:border-right="0.05pt solid #000000" fo:border-top="none" fo:border-bottom="0.05pt solid #000000"/>
    </style:style>
    <style:style style:name="Table1.A29" style:family="table-cell">
      <style:table-cell-properties fo:padding="0.0382in" fo:border-left="0.05pt solid #000000" fo:border-right="none" fo:border-top="none" fo:border-bottom="0.05pt solid #000000"/>
    </style:style>
    <style:style style:name="Table1.B29" style:family="table-cell">
      <style:table-cell-properties fo:padding="0.0382in" fo:border-left="0.05pt solid #000000" fo:border-right="none" fo:border-top="none" fo:border-bottom="0.05pt solid #000000"/>
    </style:style>
    <style:style style:name="Table1.C29" style:family="table-cell">
      <style:table-cell-properties fo:padding="0.0382in" fo:border-left="0.05pt solid #000000" fo:border-right="none" fo:border-top="none" fo:border-bottom="0.05pt solid #000000"/>
    </style:style>
    <style:style style:name="Table1.D29" style:family="table-cell">
      <style:table-cell-properties fo:padding="0.0382in" fo:border-left="0.05pt solid #000000" fo:border-right="0.05pt solid #000000" fo:border-top="none" fo:border-bottom="0.05pt solid #000000"/>
    </style:style>
    <style:style style:name="Table1.A30" style:family="table-cell">
      <style:table-cell-properties fo:padding="0.0382in" fo:border-left="0.05pt solid #000000" fo:border-right="none" fo:border-top="none" fo:border-bottom="0.05pt solid #000000"/>
    </style:style>
    <style:style style:name="Table1.B30" style:family="table-cell">
      <style:table-cell-properties fo:padding="0.0382in" fo:border-left="0.05pt solid #000000" fo:border-right="none" fo:border-top="none" fo:border-bottom="0.05pt solid #000000"/>
    </style:style>
    <style:style style:name="Table1.C30" style:family="table-cell">
      <style:table-cell-properties fo:padding="0.0382in" fo:border-left="0.05pt solid #000000" fo:border-right="none" fo:border-top="none" fo:border-bottom="0.05pt solid #000000"/>
    </style:style>
    <style:style style:name="Table1.D30" style:family="table-cell">
      <style:table-cell-properties fo:padding="0.0382in" fo:border-left="0.05pt solid #000000" fo:border-right="0.05pt solid #000000" fo:border-top="none" fo:border-bottom="0.05pt solid #000000"/>
    </style:style>
    <style:style style:name="Table1.A31" style:family="table-cell">
      <style:table-cell-properties fo:padding="0.0382in" fo:border-left="0.05pt solid #000000" fo:border-right="none" fo:border-top="none" fo:border-bottom="0.05pt solid #000000"/>
    </style:style>
    <style:style style:name="Table1.B31" style:family="table-cell">
      <style:table-cell-properties fo:padding="0.0382in" fo:border-left="0.05pt solid #000000" fo:border-right="none" fo:border-top="none" fo:border-bottom="0.05pt solid #000000"/>
    </style:style>
    <style:style style:name="Table1.C31" style:family="table-cell">
      <style:table-cell-properties fo:padding="0.0382in" fo:border-left="0.05pt solid #000000" fo:border-right="none" fo:border-top="none" fo:border-bottom="0.05pt solid #000000"/>
    </style:style>
    <style:style style:name="Table1.D31" style:family="table-cell">
      <style:table-cell-properties fo:padding="0.0382in" fo:border-left="0.05pt solid #000000" fo:border-right="0.05pt solid #000000" fo:border-top="none" fo:border-bottom="0.05pt solid #000000"/>
    </style:style>
    <style:style style:name="Table1.A32" style:family="table-cell">
      <style:table-cell-properties fo:padding="0.0382in" fo:border-left="0.05pt solid #000000" fo:border-right="none" fo:border-top="none" fo:border-bottom="0.05pt solid #000000"/>
    </style:style>
    <style:style style:name="Table1.B32" style:family="table-cell">
      <style:table-cell-properties fo:padding="0.0382in" fo:border-left="0.05pt solid #000000" fo:border-right="none" fo:border-top="none" fo:border-bottom="0.05pt solid #000000"/>
    </style:style>
    <style:style style:name="Table1.C32" style:family="table-cell">
      <style:table-cell-properties fo:padding="0.0382in" fo:border-left="0.05pt solid #000000" fo:border-right="none" fo:border-top="none" fo:border-bottom="0.05pt solid #000000"/>
    </style:style>
    <style:style style:name="Table1.D32" style:family="table-cell">
      <style:table-cell-properties fo:padding="0.0382in" fo:border-left="0.05pt solid #000000" fo:border-right="0.05pt solid #000000" fo:border-top="none" fo:border-bottom="0.05pt solid #000000"/>
    </style:style>
    <style:style style:name="Table1.A33" style:family="table-cell">
      <style:table-cell-properties fo:padding="0.0382in" fo:border-left="0.05pt solid #000000" fo:border-right="none" fo:border-top="none" fo:border-bottom="0.05pt solid #000000"/>
    </style:style>
    <style:style style:name="Table1.B33" style:family="table-cell">
      <style:table-cell-properties fo:padding="0.0382in" fo:border-left="0.05pt solid #000000" fo:border-right="none" fo:border-top="none" fo:border-bottom="0.05pt solid #000000"/>
    </style:style>
    <style:style style:name="Table1.C33" style:family="table-cell">
      <style:table-cell-properties fo:padding="0.0382in" fo:border-left="0.05pt solid #000000" fo:border-right="none" fo:border-top="none" fo:border-bottom="0.05pt solid #000000"/>
    </style:style>
    <style:style style:name="Table1.D33" style:family="table-cell">
      <style:table-cell-properties fo:padding="0.0382in" fo:border-left="0.05pt solid #000000" fo:border-right="0.05pt solid #000000" fo:border-top="none" fo:border-bottom="0.05pt solid #000000"/>
    </style:style>
    <style:style style:name="Table1.A34" style:family="table-cell">
      <style:table-cell-properties fo:padding="0.0382in" fo:border-left="0.05pt solid #000000" fo:border-right="none" fo:border-top="none" fo:border-bottom="0.05pt solid #000000"/>
    </style:style>
    <style:style style:name="Table1.B34" style:family="table-cell">
      <style:table-cell-properties fo:padding="0.0382in" fo:border-left="0.05pt solid #000000" fo:border-right="none" fo:border-top="none" fo:border-bottom="0.05pt solid #000000"/>
    </style:style>
    <style:style style:name="Table1.C34" style:family="table-cell">
      <style:table-cell-properties fo:padding="0.0382in" fo:border-left="0.05pt solid #000000" fo:border-right="none" fo:border-top="none" fo:border-bottom="0.05pt solid #000000"/>
    </style:style>
    <style:style style:name="Table1.D34" style:family="table-cell">
      <style:table-cell-properties fo:padding="0.0382in" fo:border-left="0.05pt solid #000000" fo:border-right="0.05pt solid #000000" fo:border-top="none" fo:border-bottom="0.05pt solid #000000"/>
    </style:style>
    <style:style style:name="Table1.A35" style:family="table-cell">
      <style:table-cell-properties fo:padding="0.0382in" fo:border-left="0.05pt solid #000000" fo:border-right="none" fo:border-top="none" fo:border-bottom="0.05pt solid #000000"/>
    </style:style>
    <style:style style:name="Table1.B35" style:family="table-cell">
      <style:table-cell-properties fo:padding="0.0382in" fo:border-left="0.05pt solid #000000" fo:border-right="none" fo:border-top="none" fo:border-bottom="0.05pt solid #000000"/>
    </style:style>
    <style:style style:name="Table1.C35" style:family="table-cell">
      <style:table-cell-properties fo:padding="0.0382in" fo:border-left="0.05pt solid #000000" fo:border-right="none" fo:border-top="none" fo:border-bottom="0.05pt solid #000000"/>
    </style:style>
    <style:style style:name="Table1.D35"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302e1e" officeooo:paragraph-rsid="00302e1e"/>
    </style:style>
    <style:style style:name="P2" style:family="paragraph" style:parent-style-name="Standard">
      <style:paragraph-properties fo:text-align="center" style:justify-single-word="false"/>
      <style:text-properties fo:font-size="24pt" fo:font-weight="bold" officeooo:rsid="00302e1e" officeooo:paragraph-rsid="00302e1e" style:font-size-asian="24pt" style:font-weight-asian="bold" style:font-size-complex="24pt" style:font-weight-complex="bold"/>
    </style:style>
    <style:style style:name="P3" style:family="paragraph" style:parent-style-name="Text_20_body">
      <style:text-properties officeooo:rsid="001acffd" officeooo:paragraph-rsid="001acffd"/>
    </style:style>
    <style:style style:name="P4" style:family="paragraph" style:parent-style-name="Text_20_body">
      <style:text-properties fo:font-style="italic" officeooo:rsid="001c10e8" officeooo:paragraph-rsid="001c10e8" style:font-style-asian="italic" style:font-style-complex="italic"/>
    </style:style>
    <style:style style:name="P5" style:family="paragraph" style:parent-style-name="Text_20_body">
      <style:text-properties officeooo:rsid="001e94a9" officeooo:paragraph-rsid="001e94a9"/>
    </style:style>
    <style:style style:name="P6" style:family="paragraph" style:parent-style-name="Text_20_body">
      <style:text-properties officeooo:rsid="00207049" officeooo:paragraph-rsid="00207049"/>
    </style:style>
    <style:style style:name="P7" style:family="paragraph" style:parent-style-name="Text_20_body">
      <style:text-properties officeooo:rsid="00210ead" officeooo:paragraph-rsid="00210ead"/>
    </style:style>
    <style:style style:name="P8" style:family="paragraph" style:parent-style-name="Text_20_body">
      <style:text-properties officeooo:rsid="00223c23" officeooo:paragraph-rsid="00223c23"/>
    </style:style>
    <style:style style:name="P9" style:family="paragraph" style:parent-style-name="Text_20_body">
      <style:text-properties officeooo:rsid="0026b3dc" officeooo:paragraph-rsid="0026b3dc"/>
    </style:style>
    <style:style style:name="P10" style:family="paragraph" style:parent-style-name="Text_20_body">
      <style:text-properties officeooo:rsid="00279496" officeooo:paragraph-rsid="00279496"/>
    </style:style>
    <style:style style:name="P11" style:family="paragraph" style:parent-style-name="Text_20_body">
      <style:text-properties officeooo:rsid="0029815c" officeooo:paragraph-rsid="0029815c"/>
    </style:style>
    <style:style style:name="P12" style:family="paragraph" style:parent-style-name="Text_20_body">
      <style:text-properties officeooo:rsid="002cf19e" officeooo:paragraph-rsid="002cf19e"/>
    </style:style>
    <style:style style:name="P13" style:family="paragraph" style:parent-style-name="Text_20_body">
      <style:text-properties officeooo:rsid="00321e26" officeooo:paragraph-rsid="003ce0cf"/>
    </style:style>
    <style:style style:name="P14" style:family="paragraph" style:parent-style-name="Text_20_body">
      <style:text-properties officeooo:rsid="00378437" officeooo:paragraph-rsid="00378437"/>
    </style:style>
    <style:style style:name="P15" style:family="paragraph" style:parent-style-name="Text_20_body">
      <style:text-properties officeooo:rsid="003c42b0" officeooo:paragraph-rsid="003c42b0"/>
    </style:style>
    <style:style style:name="P16" style:family="paragraph" style:parent-style-name="Text_20_body">
      <style:text-properties officeooo:rsid="003ee8ff" officeooo:paragraph-rsid="003ee8ff"/>
    </style:style>
    <style:style style:name="P17" style:family="paragraph" style:parent-style-name="Text_20_body">
      <style:text-properties officeooo:rsid="004052b9" officeooo:paragraph-rsid="004052b9"/>
    </style:style>
    <style:style style:name="P18" style:family="paragraph" style:parent-style-name="Text_20_body">
      <style:text-properties officeooo:rsid="0041bed5" officeooo:paragraph-rsid="0041bed5"/>
    </style:style>
    <style:style style:name="P19" style:family="paragraph" style:parent-style-name="Text_20_body">
      <style:text-properties officeooo:rsid="0042f239" officeooo:paragraph-rsid="0042f239"/>
    </style:style>
    <style:style style:name="P20" style:family="paragraph" style:parent-style-name="Text_20_body">
      <style:text-properties officeooo:rsid="0044ac39" officeooo:paragraph-rsid="0044ac39"/>
    </style:style>
    <style:style style:name="P21" style:family="paragraph" style:parent-style-name="Text_20_body">
      <style:text-properties officeooo:rsid="00452451" officeooo:paragraph-rsid="00452451"/>
    </style:style>
    <style:style style:name="P22" style:family="paragraph" style:parent-style-name="Text_20_body">
      <style:text-properties officeooo:rsid="0047107a" officeooo:paragraph-rsid="0047107a"/>
    </style:style>
    <style:style style:name="P23" style:family="paragraph" style:parent-style-name="Text_20_body">
      <style:text-properties officeooo:rsid="0047aacc" officeooo:paragraph-rsid="0047aacc"/>
    </style:style>
    <style:style style:name="P24" style:family="paragraph" style:parent-style-name="Text_20_body">
      <style:paragraph-properties fo:margin-left="0.4925in" fo:margin-right="0in" fo:text-indent="0in" style:auto-text-indent="false"/>
      <style:text-properties officeooo:rsid="001c10e8" officeooo:paragraph-rsid="001c10e8"/>
    </style:style>
    <style:style style:name="P25" style:family="paragraph" style:parent-style-name="Text_20_body">
      <style:paragraph-properties fo:margin-left="0.4925in" fo:margin-right="0in" fo:text-indent="0in" style:auto-text-indent="false"/>
      <style:text-properties officeooo:rsid="0026b3dc" officeooo:paragraph-rsid="0026b3dc"/>
    </style:style>
    <style:style style:name="P26" style:family="paragraph" style:parent-style-name="Text_20_body">
      <style:paragraph-properties fo:margin-left="0.4925in" fo:margin-right="0in" fo:text-indent="0in" style:auto-text-indent="false"/>
      <style:text-properties officeooo:rsid="002cf19e" officeooo:paragraph-rsid="002cf19e"/>
    </style:style>
    <style:style style:name="P27" style:family="paragraph" style:parent-style-name="Text_20_body">
      <style:paragraph-properties fo:margin-left="0.4925in" fo:margin-right="0in" fo:text-indent="0in" style:auto-text-indent="false"/>
      <style:text-properties officeooo:rsid="002ee62c" officeooo:paragraph-rsid="002ee62c"/>
    </style:style>
    <style:style style:name="P28" style:family="paragraph" style:parent-style-name="Text_20_body">
      <style:paragraph-properties fo:margin-left="0.4925in" fo:margin-right="0in" fo:text-indent="0in" style:auto-text-indent="false"/>
      <style:text-properties fo:font-style="italic" officeooo:rsid="00321e26" officeooo:paragraph-rsid="00321e26" style:font-style-asian="italic" style:font-style-complex="italic"/>
    </style:style>
    <style:style style:name="P29" style:family="paragraph" style:parent-style-name="Preformatted_20_Text">
      <style:paragraph-properties fo:margin-left="0.4925in" fo:margin-right="0in" fo:text-indent="0in" style:auto-text-indent="false"/>
      <style:text-properties fo:font-size="7pt" style:font-size-asian="7pt" style:font-size-complex="7pt"/>
    </style:style>
    <style:style style:name="P30" style:family="paragraph" style:parent-style-name="Preformatted_20_Text">
      <style:paragraph-properties fo:margin-left="0.4925in" fo:margin-right="0in" fo:text-indent="0in" style:auto-text-indent="false"/>
      <style:text-properties fo:font-size="7pt" officeooo:paragraph-rsid="0047107a" style:font-size-asian="7pt" style:font-size-complex="7pt"/>
    </style:style>
    <style:style style:name="P31" style:family="paragraph" style:parent-style-name="Text_20_body">
      <style:paragraph-properties fo:margin-left="0in" fo:margin-right="0in" fo:text-indent="0in" style:auto-text-indent="false"/>
      <style:text-properties officeooo:rsid="001d173a" officeooo:paragraph-rsid="001d173a"/>
    </style:style>
    <style:style style:name="P32" style:family="paragraph" style:parent-style-name="Text_20_body">
      <style:paragraph-properties fo:margin-left="0in" fo:margin-right="0in" fo:text-indent="0in" style:auto-text-indent="false"/>
      <style:text-properties officeooo:rsid="00321e26" officeooo:paragraph-rsid="00378437"/>
    </style:style>
    <style:style style:name="P33" style:family="paragraph" style:parent-style-name="Text_20_body">
      <style:paragraph-properties fo:margin-left="0in" fo:margin-right="0in" fo:text-indent="0in" style:auto-text-indent="false"/>
      <style:text-properties officeooo:rsid="00378437" officeooo:paragraph-rsid="00378437"/>
    </style:style>
    <style:style style:name="P34" style:family="paragraph" style:parent-style-name="Text_20_body">
      <style:paragraph-properties fo:margin-left="0in" fo:margin-right="0in" fo:text-indent="0in" style:auto-text-indent="false"/>
      <style:text-properties officeooo:rsid="0044ac39" officeooo:paragraph-rsid="0044ac39"/>
    </style:style>
    <style:style style:name="P35" style:family="paragraph" style:parent-style-name="Table_20_Contents">
      <style:text-properties fo:font-weight="bold" officeooo:rsid="00255167" officeooo:paragraph-rsid="00255167" style:font-weight-asian="bold" style:font-weight-complex="bold"/>
    </style:style>
    <style:style style:name="P36" style:family="paragraph" style:parent-style-name="Table_20_Contents">
      <style:text-properties officeooo:rsid="00255167" officeooo:paragraph-rsid="00255167"/>
    </style:style>
    <style:style style:name="P37" style:family="paragraph" style:parent-style-name="Table_20_Contents">
      <style:text-properties officeooo:rsid="0026b3dc" officeooo:paragraph-rsid="0026b3dc"/>
    </style:style>
    <style:style style:name="P38" style:family="paragraph" style:parent-style-name="Table_20_Contents">
      <style:text-properties officeooo:rsid="0033f50d" officeooo:paragraph-rsid="0033f50d"/>
    </style:style>
    <style:style style:name="P39" style:family="paragraph" style:parent-style-name="Table_20_Contents">
      <style:text-properties officeooo:rsid="0042f239" officeooo:paragraph-rsid="0042f239"/>
    </style:style>
    <style:style style:name="P40" style:family="paragraph" style:parent-style-name="Table_20_Contents">
      <style:text-properties officeooo:rsid="00452451" officeooo:paragraph-rsid="00452451"/>
    </style:style>
    <style:style style:name="P41" style:family="paragraph" style:parent-style-name="Standard" style:master-page-name="First_20_Page">
      <style:paragraph-properties style:page-number="auto"/>
    </style:style>
    <style:style style:name="P42" style:family="paragraph" style:parent-style-name="Text_20_body" style:list-style-name="L1">
      <style:text-properties officeooo:paragraph-rsid="00279496"/>
    </style:style>
    <style:style style:name="P43" style:family="paragraph" style:parent-style-name="Text_20_body" style:list-style-name="L1">
      <style:text-properties officeooo:rsid="00279496" officeooo:paragraph-rsid="00279496"/>
    </style:style>
    <style:style style:name="P44" style:family="paragraph" style:parent-style-name="Text_20_body" style:list-style-name="L2">
      <style:text-properties officeooo:rsid="003ce0cf" officeooo:paragraph-rsid="003ce0cf"/>
    </style:style>
    <style:style style:name="P45" style:family="paragraph" style:parent-style-name="Text_20_body" style:list-style-name="L3">
      <style:text-properties officeooo:rsid="003c42b0" officeooo:paragraph-rsid="003c42b0"/>
    </style:style>
    <style:style style:name="P46" style:family="paragraph" style:parent-style-name="Text_20_body" style:list-style-name="L3">
      <style:text-properties officeooo:rsid="003d4598" officeooo:paragraph-rsid="003d4598"/>
    </style:style>
    <style:style style:name="P47" style:family="paragraph" style:parent-style-name="Text_20_body" style:list-style-name="L4">
      <style:text-properties officeooo:rsid="0041bed5" officeooo:paragraph-rsid="0041bed5"/>
    </style:style>
    <style:style style:name="P48" style:family="paragraph" style:parent-style-name="Text_20_body" style:list-style-name="L5">
      <style:text-properties officeooo:rsid="0042f239" officeooo:paragraph-rsid="0042f239"/>
    </style:style>
    <style:style style:name="P49" style:family="paragraph" style:parent-style-name="Text_20_body" style:list-style-name="L6">
      <style:text-properties officeooo:rsid="0044ac39" officeooo:paragraph-rsid="0044ac39"/>
    </style:style>
    <style:style style:name="P50" style:family="paragraph" style:parent-style-name="Text_20_body" style:list-style-name="L7">
      <style:text-properties officeooo:rsid="0044ac39" officeooo:paragraph-rsid="0044ac39"/>
    </style:style>
    <style:style style:name="P51" style:family="paragraph" style:parent-style-name="Text_20_body" style:list-style-name="L8">
      <style:text-properties officeooo:rsid="00452451" officeooo:paragraph-rsid="00452451"/>
    </style:style>
    <style:style style:name="P52" style:family="paragraph" style:parent-style-name="Heading_20_1">
      <style:text-properties officeooo:rsid="001acffd" officeooo:paragraph-rsid="001acffd"/>
    </style:style>
    <style:style style:name="P53" style:family="paragraph" style:parent-style-name="Heading_20_1" style:list-style-name="" style:master-page-name="">
      <style:paragraph-properties style:page-number="auto" fo:break-before="auto" fo:break-after="auto"/>
      <style:text-properties officeooo:rsid="001acffd" officeooo:paragraph-rsid="001acffd"/>
    </style:style>
    <style:style style:name="P54" style:family="paragraph" style:parent-style-name="Heading_20_1">
      <style:paragraph-properties fo:break-before="page"/>
      <style:text-properties officeooo:rsid="001acffd" officeooo:paragraph-rsid="001acffd"/>
    </style:style>
    <style:style style:name="P55" style:family="paragraph" style:parent-style-name="Heading_20_2">
      <style:text-properties officeooo:paragraph-rsid="00321e26"/>
    </style:style>
    <style:style style:name="P56" style:family="paragraph" style:parent-style-name="Heading_20_2">
      <style:paragraph-properties fo:margin-left="0in" fo:margin-right="0in" fo:text-indent="0in" style:auto-text-indent="false"/>
      <style:text-properties officeooo:rsid="00321e26" officeooo:paragraph-rsid="00321e26"/>
    </style:style>
    <style:style style:name="P57" style:family="paragraph" style:parent-style-name="Table_20_Contents">
      <style:text-properties officeooo:rsid="00541ea2" officeooo:paragraph-rsid="00541ea2"/>
    </style:style>
    <style:style style:name="T1" style:family="text">
      <style:text-properties officeooo:rsid="001bb559"/>
    </style:style>
    <style:style style:name="T2" style:family="text">
      <style:text-properties fo:font-style="italic" style:font-style-asian="italic" style:font-style-complex="italic"/>
    </style:style>
    <style:style style:name="T3" style:family="text">
      <style:text-properties fo:font-style="italic" officeooo:rsid="00279496" style:font-style-asian="italic" style:font-style-complex="italic"/>
    </style:style>
    <style:style style:name="T4" style:family="text">
      <style:text-properties fo:font-style="italic" officeooo:rsid="002a8c4b" style:font-style-asian="italic" style:font-style-complex="italic"/>
    </style:style>
    <style:style style:name="T5" style:family="text">
      <style:text-properties fo:font-style="italic" officeooo:rsid="002acc04"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officeooo:rsid="00210ead"/>
    </style:style>
    <style:style style:name="T8" style:family="text">
      <style:text-properties officeooo:rsid="00223c23"/>
    </style:style>
    <style:style style:name="T9" style:family="text">
      <style:text-properties officeooo:rsid="0026b3dc"/>
    </style:style>
    <style:style style:name="T10" style:family="text">
      <style:text-properties officeooo:rsid="00279496"/>
    </style:style>
    <style:style style:name="T11" style:family="text">
      <style:text-properties fo:font-style="normal" officeooo:rsid="00279496"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officeooo:rsid="002a8c4b"/>
    </style:style>
    <style:style style:name="T14" style:family="text">
      <style:text-properties officeooo:rsid="002acc04"/>
    </style:style>
    <style:style style:name="T15" style:family="text">
      <style:text-properties officeooo:rsid="002c9332"/>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officeooo:rsid="00349979"/>
    </style:style>
    <style:style style:name="T19" style:family="text">
      <style:text-properties officeooo:rsid="0035a4f7"/>
    </style:style>
    <style:style style:name="T20" style:family="text">
      <style:text-properties officeooo:rsid="003ce0cf"/>
    </style:style>
    <style:style style:name="T21" style:family="text">
      <style:text-properties officeooo:rsid="0042a989"/>
    </style:style>
    <style:style style:name="T22" style:family="text">
      <style:text-properties officeooo:rsid="0042f239"/>
    </style:style>
    <style:style style:name="T23" style:family="text">
      <style:text-properties officeooo:rsid="00433b13"/>
    </style:style>
    <style:style style:name="T24" style:family="text">
      <style:text-properties officeooo:rsid="0044ac39"/>
    </style:style>
    <style:style style:name="T25" style:family="text">
      <style:text-properties officeooo:rsid="00452451"/>
    </style:style>
    <style:style style:name="T26" style:family="text">
      <style:text-properties officeooo:rsid="0047107a"/>
    </style:style>
    <style:style style:name="T27" style:family="text">
      <style:text-properties officeooo:rsid="0047aacc"/>
    </style:style>
    <style:style style:name="T28" style:family="text">
      <style:text-properties officeooo:rsid="004bd510"/>
    </style:style>
    <style:style style:name="T29" style:family="text">
      <style:text-properties officeooo:rsid="004dcb47"/>
    </style:style>
    <style:style style:name="T30" style:family="text">
      <style:text-properties officeooo:rsid="004f7786"/>
    </style:style>
    <style:style style:name="T31" style:family="text">
      <style:text-properties officeooo:rsid="0050ce7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title>User Manual mkrecv</text:titl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uthor:<text:tab/><text:initial-creator>Matthias Heininger</text:initial-creator></text:p>
      <text:p text:style-name="P1">Date:<text:tab/><text:tab/><text:user-defined style:data-style-name="N0" text:name="DocDate">20180418</text:user-defined></text:p>
      <text:p text:style-name="P1">Version:<text:tab/><text:user-defined style:data-style-name="N0" text:name="DocVersion">0.2</text:user-defined></text:p>
      <text:h text:style-name="P53" text:outline-level="1"/>
      <text:h text:style-name="P54" text:outline-level="1">Introduction</text:h>
      <text:p text:style-name="P3">This document describes the features of the <text:span text:style-name="T2">mkrecv</text:span> program. This covers some internals needed to understand the behavior of the program. <text:span text:style-name="T29">A</text:span>ll program options are listed. In addition, some configuration examples are presented <text:span text:style-name="T29">that</text:span> can be used to capture data from a <text:span text:style-name="T29">MeekKAT D-</text:span> or <text:span text:style-name="T29">F</text:span>-engine.</text:p>
      <text:h text:style-name="P52" text:outline-level="1">Structure</text:h>
      <text:p text:style-name="P3">The <text:span text:style-name="T2">mkrecv</text:span> program receives SPEAD heaps from one or many multicast groups and puts the<text:span text:style-name="T1">m,</text:span> in a configurable order, into a PSR_DADA <text:span text:style-name="T1">ring-buffer. The program is composed of the following C++ classes:</text:span></text:p>
      <text:p text:style-name="P4">mkrecv::stream : public spead2::recv::stream</text:p>
      <text:p text:style-name="P24">This class is a subclass of the SPEAD stream and the main purpose is overloading the <text:span text:style-name="T2">heap_ready()</text:span> method.</text:p>
      <text:p text:style-name="P4">mkrecv::destination</text:p>
      <text:p text:style-name="P24">This class handles a piece of memory. This is either a PSR_DADA ring-buffer slot or some allocated memory.</text:p>
      <text:p text:style-name="P4">mkrecv::index_options</text:p>
      <text:p text:style-name="P24">This class <text:span text:style-name="T29">provides</text:span> a convenient way <text:span text:style-name="T29">of</text:span> handling an index<text:span text:style-name="T29">ing</text:span> specification.</text:p>
      <text:p text:style-name="P4">mkrecv::options</text:p>
      <text:p text:style-name="P24">This class manages all program options, reads a configuration file (header) and updates the header which is transferred parallel to the data.</text:p>
      <text:p text:style-name="P4">mkrecv::statistics</text:p>
      <text:p text:style-name="P24">This class contains some counters (number of heaps, number of discarded heaps, and so on) used internal<text:span text:style-name="T30">ly</text:span>.</text:p>
      <text:p text:style-name="P4">mkrecv::index_part : public index_options</text:p>
      <text:p text:style-name="P24">This class <text:span text:style-name="T30">performs</text:span> run-time <text:span text:style-name="T30">management of </text:span>all index related <text:span text:style-name="T30">issues</text:span> including some index related counters.</text:p>
      <text:p text:style-name="P4">mkrecv::allocator : public spead2::memory_allocator</text:p>
      <text:p text:style-name="P24">This class is a subclass of a SPEAD allocator and implements the method for calculating the memory position inside a ring-buffer slot for each incoming SPEAD heap (<text:span text:style-name="T2">allocate() </text:span>method). Whenever a ring-buffer slot is full, it is released and a new slot is allocated.</text:p>
      <text:p text:style-name="P4">mkrecv::receiver</text:p>
      <text:p text:style-name="P24">This class ties all other classes together by creating one allocator and one stream for each <text:soft-page-break/>multicast group. Stopping the <text:span text:style-name="T2">mkrecv</text:span> program is supported by sending a SIGINT signal to the process.</text:p>
      <text:p text:style-name="P31">Due to the <text:span text:style-name="T2">receiver</text:span> class, the main of <text:span text:style-name="T2">mkrecv</text:span> is fairly simple:</text:p>
      <text:p text:style-name="Preformatted_20_Text"><text:tab/>#include "mkrecv_receiver.h"</text:p>
      <text:p text:style-name="Preformatted_20_Text"><text:tab/>int main(int argc, const char **argv)</text:p>
      <text:p text:style-name="Preformatted_20_Text"><text:tab/>{</text:p>
      <text:p text:style-name="Preformatted_20_Text"><text:tab/> <text:s/>mkrecv::receiver <text:s/>recv;</text:p>
      <text:p text:style-name="Preformatted_20_Text"><text:tab/> <text:s/>return recv.execute(argc, argv);</text:p>
      <text:p text:style-name="Preformatted_20_Text"><text:tab/>}</text:p>
      <text:h text:style-name="Heading_20_1" text:outline-level="1">Behavior</text:h>
      <text:p text:style-name="P5">After starting the program, an optional configuration file is loaded and merged with the program options. The resulting values control the behavior of the program by specifying the network connection (interface, ports and multi-cast groups), the <text:span text:style-name="T15">access to the </text:span>PSR_DADA ring-buffer and the mapping of SPEAD heap<text:span text:style-name="T15">s</text:span> into memory locations.</text:p>
      <text:p text:style-name="P6">The allocator, <text:span text:style-name="T30">which manages the access</text:span> to the PSR_DADA ring-buffer, is created next. If that fails, an error is reported and the program exits. <text:span text:style-name="T7">It is not enough to put the SPEAD heaps into a ring-buffer slot, because it is not possible to allocate more than one slot at a time and when the last packets of the heaps in the current slot arrive, the first packets of heaps that will go into the next slot may have already arrived (there is no guarantee of ordering in the multicast stream). Therefore an additional temporary space for SPEAD heaps is created and managed. This content is copied into a regular slot as early as possible. In addition to the regular SPEAD heaps with data, SPEAD descriptor heaps describing data heaps are send via multicast groups. These SPEAD heaps are ignored and they are assigned to another memory space (trash).</text:span></text:p>
      <text:p text:style-name="P7"><text:span text:style-name="T8">Finally</text:span> all streams managing network traffic are created and activated. They will automatically join their multi-cast group and start receiving heaps. Each stream will ask the allocator (only one does exist) for a memory location for a heap.</text:p>
      <text:p text:style-name="P8">When an end signal is sent to a <text:span text:style-name="T2">mkrecv</text:span> process, the current ring-buffer slot is filled and released. After that, all streams are closed and the process exits.</text:p>
      <text:p text:style-name="P10">The mapping of the SPEAD heaps to memory locations is based on the following schema:</text:p>
      <text:list xml:id="list3171895968837257567" text:style-name="L1">
        <text:list-item>
          <text:p text:style-name="P42"><text:span text:style-name="T10">A running index is build from a time-stamp item. The values are mapped to memory locations with the following formula:<text:line-break/></text:span><text:span text:style-name="T3">index := (value - first)/step<text:line-break/>index</text:span><text:span text:style-name="T11"> is an index inside a slot related to a time-stamp</text:span><text:span text:style-name="T10"><text:line-break/></text:span><text:span text:style-name="T3">value</text:span><text:span text:style-name="T10"> is the item value of a heap (timestamp value)<text:line-break/></text:span><text:span text:style-name="T3">first</text:span><text:span text:style-name="T10"> is the time-stamp value of the first heap in the current slot, this value is updated when a slot is filled and the next slot is allocated<text:line-break/></text:span><text:span text:style-name="T3">step</text:span><text:span text:style-name="T10"> is the difference between successive time-stamps</text:span></text:p>
        </text:list-item>
        <text:list-item>
          <text:p text:style-name="P43">Any other index is built by using the value of an item, apply a mask in order to ignore variable components/bits and use a list of values to determine an index:<text:line-break/><text:soft-page-break/><text:span text:style-name="T2">index := map(value &amp; mask, </text:span><text:span text:style-name="T5">list</text:span><text:span text:style-name="T2">)</text:span><text:line-break/><text:span text:style-name="T2">index</text:span> is an index related to an item<text:line-break/><text:span text:style-name="T2">value</text:span> is the item value of a heap<text:line-break/><text:span text:style-name="T2">mask</text:span> is a bit mask<text:line-break/><text:span text:style-name="T5">list</text:span><text:span text:style-name="T14"> is a list of values, the sequence number gives the index value<text:line-break/></text:span><text:span text:style-name="T5">count</text:span><text:span text:style-name="T14"> is the number of list elements</text:span></text:p>
        </text:list-item>
        <text:list-item>
          <text:p text:style-name="P43">The final index is calculated using the following schema:<text:line-break/><text:span text:style-name="T4">pos := index[0]</text:span><text:span text:style-name="T13"> or<text:line-break/></text:span><text:span text:style-name="T4">pos := index[0]*count[1] + index[1]</text:span><text:span text:style-name="T13"> or<text:line-break/></text:span><text:span text:style-name="T4">pos := (index[0]*count[1] + index[1])*count[2] + index[2]</text:span><text:span text:style-name="T13"> or</text:span><text:line-break/><text:span text:style-name="T2">pos := ((index[0]*count[1] + index[1])*count[2] + index[2])*count[3] + index[3]</text:span><text:line-break/><text:span text:style-name="T2">index[i]</text:span> the index values calculated in (1) and (2)<text:line-break/><text:span text:style-name="T2">count[i]</text:span> the number of elements in the list of values of the i-th index</text:p>
        </text:list-item>
      </text:list>
      <text:p text:style-name="P11">The memory layout is determined by the order in which the indices (except the first index derived from the time-stamp) are specified. The first index is the slowest, the last index is the fastest index.</text:p>
      <text:p text:style-name="P12">In order to deal with the limitation of the PSR_DADA library that only one ring-buffer slot can be allocated at a time, an additional memory space is needed to store some heaps temporarily and copy them as early as possible into a regular slot. The <text:span text:style-name="T2">allocator</text:span> class implements a simple state machine which switches between a <text:span text:style-name="T2">SEQUENTIAL_STATE</text:span> and a <text:span text:style-name="T2">PARALLEL_STATE</text:span> starting with the <text:span text:style-name="T2">SEQUENTIAL_STATE</text:span>.</text:p>
      <text:p text:style-name="P12"><text:span text:style-name="T2">SEQUENTIAL_STATE</text:span>:</text:p>
      <text:p text:style-name="P26">The current ring-buffer slot and the temporary space are used in sequential order. This means that all heaps with a position (see <text:span text:style-name="T2">pos</text:span> in (3)) smaller than the capacity of a slot will go into a slot and all heaps which have a position larger than this capacity will go into the temporary space:<text:line-break/><text:span text:style-name="T16">IF</text:span> <text:span text:style-name="T2">pos</text:span> &lt; <text:span text:style-name="T2">slot.space</text:span> <text:span text:style-name="T16">THEN</text:span><text:line-break/><text:tab/><text:span text:style-name="T2">destination</text:span> := <text:span text:style-name="T2">current slot</text:span><text:line-break/><text:span text:style-name="T16">ELSE</text:span><text:line-break/><text:tab/><text:span text:style-name="T2">pos</text:span> := <text:span text:style-name="T2">pos</text:span> - <text:span text:style-name="T2">slot.space</text:span>;<text:line-break/><text:tab/><text:span text:style-name="T2">destination</text:span> := <text:span text:style-name="T2">temporary space</text:span>;<text:line-break/><text:span text:style-name="T16">ENDIF<text:line-break/></text:span><text:span text:style-name="T17">If the current slot is filled, it is released and a new slot is allocated. The internal state switches to </text:span><text:span text:style-name="T6">PARALLEL_STATE</text:span><text:span text:style-name="T17">. The test if a slot is filled does not use the number of completed heaps, because maybe </text:span><text:span text:style-name="T6">mkrecv</text:span><text:span text:style-name="T17"> is too slow, may miss some heaps and therefore this number is not reliable. Instead a slot is released when a number of heaps is completed in the temporary memory (at least one heap per multi-cast group).</text:span></text:p>
      <text:p text:style-name="P12"><text:span text:style-name="T2">PARALLEL_STATE</text:span>:</text:p>
      <text:p text:style-name="P27">The current ring-buffer slot and the temporary space are used in parallel. This means that all heaps with a position (see <text:span text:style-name="T2">pos</text:span> in (3)) smaller than the capacity of the temporary space will <text:soft-page-break/>go into that memory. All other heaps will go directly into the ring-buffer slot:<text:line-break/><text:span text:style-name="T16">IF</text:span> <text:span text:style-name="T2">pos</text:span> &lt; <text:span text:style-name="T2">temporary.space</text:span> <text:span text:style-name="T16">THEN</text:span><text:line-break/><text:tab/><text:span text:style-name="T2">destination</text:span> := <text:span text:style-name="T2">temporary space</text:span>;<text:line-break/><text:span text:style-name="T12">ELSE</text:span><text:line-break/><text:tab/><text:span text:style-name="T2">destination</text:span> := <text:span text:style-name="T2">current slot</text:span>;<text:line-break/><text:span text:style-name="T16">ENDIF</text:span><text:line-break/>If the temporary space is filled (at least a number of heaps are completed in the current slot, same reason as before), the content is copied at the beginning of the current slot and the internal state switches to <text:span text:style-name="T2">SEQUENTIAL_STATE</text:span>.</text:p>
      <text:h text:style-name="Heading_20_1" text:outline-level="1">Program options</text:h>
      <text:p text:style-name="P9">The behavior of the program is controlled via an optional configuration file and/or program options. Since all options have a default value, a strict order is given by:</text:p>
      <text:p text:style-name="P25">an option overwrites a <text:span text:style-name="T24">configuration </text:span>file entry which overwrites the default value</text:p>
      <text:p text:style-name="P14">The following table contains all program options, the corresponding key in the configuration file and the default valu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5">Option</text:p>
          </table:table-cell>
          <table:table-cell table:style-name="Table1.A1" office:value-type="string">
            <text:p text:style-name="P35">Key</text:p>
          </table:table-cell>
          <table:table-cell table:style-name="Table1.A1" office:value-type="string">
            <text:p text:style-name="P35">Default</text:p>
          </table:table-cell>
          <table:table-cell table:style-name="Table1.D1" office:value-type="string">
            <text:p text:style-name="P35">Description</text:p>
          </table:table-cell>
        </table:table-row>
        <table:table-row>
          <table:table-cell table:style-name="Table1.A20" office:value-type="string">
            <text:p text:style-name="P36">header</text:p>
          </table:table-cell>
          <table:table-cell table:style-name="Table1.B2" office:value-type="string">
            <text:p text:style-name="Table_20_Contents"/>
          </table:table-cell>
          <table:table-cell table:style-name="Table1.C20" office:value-type="string">
            <text:p text:style-name="Table_20_Contents"/>
          </table:table-cell>
          <table:table-cell table:style-name="Table1.D2" office:value-type="string">
            <text:p text:style-name="P36"><text:span text:style-name="T9">N</text:span>ame of a template header file which may include configuration options.</text:p>
          </table:table-cell>
        </table:table-row>
        <table:table-row>
          <table:table-cell table:style-name="Table1.A20" office:value-type="string">
            <text:p text:style-name="P36">quiet</text:p>
          </table:table-cell>
          <table:table-cell table:style-name="Table1.B3" office:value-type="string">
            <text:p text:style-name="Table_20_Contents"/>
          </table:table-cell>
          <table:table-cell table:style-name="Table1.C20" office:value-type="string">
            <text:p text:style-name="Table_20_Contents"/>
          </table:table-cell>
          <table:table-cell table:style-name="Table1.D3" office:value-type="string">
            <text:p text:style-name="P36">Only show total of heaps received</text:p>
          </table:table-cell>
        </table:table-row>
        <table:table-row>
          <table:table-cell table:style-name="Table1.A20" office:value-type="string">
            <text:p text:style-name="P36">descriptors</text:p>
          </table:table-cell>
          <table:table-cell table:style-name="Table1.B4" office:value-type="string">
            <text:p text:style-name="Table_20_Contents"/>
          </table:table-cell>
          <table:table-cell table:style-name="Table1.C20" office:value-type="string">
            <text:p text:style-name="Table_20_Contents"/>
          </table:table-cell>
          <table:table-cell table:style-name="Table1.D4" office:value-type="string">
            <text:p text:style-name="P36">Show descriptors</text:p>
          </table:table-cell>
        </table:table-row>
        <table:table-row>
          <table:table-cell table:style-name="Table1.A20" office:value-type="string">
            <text:p text:style-name="P36">pyspead</text:p>
          </table:table-cell>
          <table:table-cell table:style-name="Table1.B5" office:value-type="string">
            <text:p text:style-name="Table_20_Contents"/>
          </table:table-cell>
          <table:table-cell table:style-name="Table1.C20" office:value-type="string">
            <text:p text:style-name="Table_20_Contents"/>
          </table:table-cell>
          <table:table-cell table:style-name="Table1.D5" office:value-type="string">
            <text:p text:style-name="P36">Be bug-compatible with PySPEAD</text:p>
          </table:table-cell>
        </table:table-row>
        <table:table-row>
          <table:table-cell table:style-name="Table1.A20" office:value-type="string">
            <text:p text:style-name="P36">joint</text:p>
          </table:table-cell>
          <table:table-cell table:style-name="Table1.B6" office:value-type="string">
            <text:p text:style-name="Table_20_Contents"/>
          </table:table-cell>
          <table:table-cell table:style-name="Table1.C20" office:value-type="string">
            <text:p text:style-name="Table_20_Contents"/>
          </table:table-cell>
          <table:table-cell table:style-name="Table1.D6" office:value-type="string">
            <text:p text:style-name="P36">Treat all sources as a single stream</text:p>
          </table:table-cell>
        </table:table-row>
        <table:table-row>
          <table:table-cell table:style-name="Table1.A20" office:value-type="string">
            <text:p text:style-name="P36">packet-<text:span text:style-name="T21">size</text:span></text:p>
          </table:table-cell>
          <table:table-cell table:style-name="Table1.B7" office:value-type="string">
            <text:p text:style-name="P38">PACKET_SIZE</text:p>
          </table:table-cell>
          <table:table-cell table:style-name="Table1.C20" office:value-type="string">
            <text:p text:style-name="P36">spead2::recv::udp_reader::default_max_size</text:p>
          </table:table-cell>
          <table:table-cell table:style-name="Table1.D7" office:value-type="string">
            <text:p text:style-name="P36">Maximum packet size to use for UDP</text:p>
          </table:table-cell>
        </table:table-row>
        <table:table-row>
          <table:table-cell table:style-name="Table1.A20" office:value-type="string">
            <text:p text:style-name="P36">buffer-<text:span text:style-name="T21">size</text:span></text:p>
          </table:table-cell>
          <table:table-cell table:style-name="Table1.B8" office:value-type="string">
            <text:p text:style-name="P38">BUFFER_SIZE</text:p>
          </table:table-cell>
          <table:table-cell table:style-name="Table1.C20" office:value-type="string">
            <text:p text:style-name="P36">spead2::recv::udp_reader::default_buffer_size</text:p>
          </table:table-cell>
          <table:table-cell table:style-name="Table1.D8" office:value-type="string">
            <text:p text:style-name="P36">Socket buffer size</text:p>
          </table:table-cell>
        </table:table-row>
        <table:table-row>
          <table:table-cell table:style-name="Table1.A20" office:value-type="string">
            <text:p text:style-name="P36"><text:span text:style-name="T21">n</text:span>threads</text:p>
          </table:table-cell>
          <table:table-cell table:style-name="Table1.B9" office:value-type="string">
            <text:p text:style-name="P38">NTHREADS</text:p>
          </table:table-cell>
          <table:table-cell table:style-name="Table1.C20" office:value-type="string">
            <text:p text:style-name="P36">1</text:p>
          </table:table-cell>
          <table:table-cell table:style-name="Table1.D9" office:value-type="string">
            <text:p text:style-name="P36">Number of worker threads</text:p>
          </table:table-cell>
        </table:table-row>
        <table:table-row>
          <table:table-cell table:style-name="Table1.A20" office:value-type="string">
            <text:p text:style-name="P36"><text:span text:style-name="T21">n</text:span>heaps</text:p>
          </table:table-cell>
          <table:table-cell table:style-name="Table1.B10" office:value-type="string">
            <text:p text:style-name="P38">NHEAPS</text:p>
          </table:table-cell>
          <table:table-cell table:style-name="Table1.C20" office:value-type="string">
            <text:p text:style-name="P36">spead2::recv::stream::default_max_heaps</text:p>
          </table:table-cell>
          <table:table-cell table:style-name="Table1.D10" office:value-type="string">
            <text:p text:style-name="P36">Maximum number of in-flight heaps</text:p>
          </table:table-cell>
        </table:table-row>
        <table:table-row>
          <table:table-cell table:style-name="Table1.A20" office:value-type="string">
            <text:p text:style-name="P36"><text:span text:style-name="T21">dada-</text:span>key</text:p>
          </table:table-cell>
          <table:table-cell table:style-name="Table1.B11" office:value-type="string">
            <text:p text:style-name="P36">DADA_KEY</text:p>
          </table:table-cell>
          <table:table-cell table:style-name="Table1.C20" office:value-type="string">
            <text:p text:style-name="P36">dada</text:p>
          </table:table-cell>
          <table:table-cell table:style-name="Table1.D11" office:value-type="string">
            <text:p text:style-name="P36">PSR<text:span text:style-name="T31">_</text:span>DADA ring buffer key</text:p>
          </table:table-cell>
        </table:table-row>
        <table:table-row>
          <table:table-cell table:style-name="Table1.A20" office:value-type="string">
            <text:p text:style-name="P36">dada-<text:span text:style-name="T21">mode</text:span></text:p>
          </table:table-cell>
          <table:table-cell table:style-name="Table1.B12" office:value-type="string">
            <text:p text:style-name="P36">DADA_MODE</text:p>
          </table:table-cell>
          <table:table-cell table:style-name="Table1.C20" office:value-type="string">
            <text:p text:style-name="P36">4</text:p>
          </table:table-cell>
          <table:table-cell table:style-name="Table1.D12" office:value-type="string">
            <text:p text:style-name="P36">dada mode (0 = no, 1 = huge trash, 2 = dada, 3 = dada+slot, 4 = full dada)</text:p>
          </table:table-cell>
        </table:table-row>
        <table:table-row>
          <table:table-cell table:style-name="Table1.A20" office:value-type="string">
            <text:p text:style-name="P36">netmap-<text:span text:style-name="T21">if</text:span></text:p>
          </table:table-cell>
          <table:table-cell table:style-name="Table1.B13" office:value-type="string">
            <text:p text:style-name="P36">NETMAP_IF</text:p>
          </table:table-cell>
          <table:table-cell table:style-name="Table1.C20" office:value-type="string">
            <text:p text:style-name="Table_20_Contents"/>
          </table:table-cell>
          <table:table-cell table:style-name="Table1.D13" office:value-type="string">
            <text:p text:style-name="P36">Netmap interface</text:p>
          </table:table-cell>
        </table:table-row>
        <text:soft-page-break/>
        <table:table-row>
          <table:table-cell table:style-name="Table1.A20" office:value-type="string">
            <text:p text:style-name="P36">ibv-<text:span text:style-name="T21">if</text:span></text:p>
          </table:table-cell>
          <table:table-cell table:style-name="Table1.B14" office:value-type="string">
            <text:p text:style-name="P36">IBV_IF</text:p>
          </table:table-cell>
          <table:table-cell table:style-name="Table1.C20" office:value-type="string">
            <text:p text:style-name="Table_20_Contents"/>
          </table:table-cell>
          <table:table-cell table:style-name="Table1.D14" office:value-type="string">
            <text:p text:style-name="P36">Interface address for ibverbs</text:p>
          </table:table-cell>
        </table:table-row>
        <table:table-row>
          <table:table-cell table:style-name="Table1.A20" office:value-type="string">
            <text:p text:style-name="P36">ibv-vector</text:p>
          </table:table-cell>
          <table:table-cell table:style-name="Table1.B15" office:value-type="string">
            <text:p text:style-name="P36">IBV_VECTOR</text:p>
          </table:table-cell>
          <table:table-cell table:style-name="Table1.C20" office:value-type="string">
            <text:p text:style-name="P36">0</text:p>
          </table:table-cell>
          <table:table-cell table:style-name="Table1.D15" office:value-type="string">
            <text:p text:style-name="P36">Interrupt vector (-1 for polled)</text:p>
          </table:table-cell>
        </table:table-row>
        <table:table-row>
          <table:table-cell table:style-name="Table1.A20" office:value-type="string">
            <text:p text:style-name="P36">ibv-max-poll</text:p>
          </table:table-cell>
          <table:table-cell table:style-name="Table1.B16" office:value-type="string">
            <text:p text:style-name="P36">IBV_MAX_POLL</text:p>
          </table:table-cell>
          <table:table-cell table:style-name="Table1.C20" office:value-type="string">
            <text:p text:style-name="P36">spead2::recv::udp_ibv_reader::default_max_poll</text:p>
          </table:table-cell>
          <table:table-cell table:style-name="Table1.D16" office:value-type="string">
            <text:p text:style-name="P36">Maximum number of times to poll in a row</text:p>
          </table:table-cell>
        </table:table-row>
        <table:table-row>
          <table:table-cell table:style-name="Table1.A20" office:value-type="string">
            <text:p text:style-name="P36">udp-if</text:p>
          </table:table-cell>
          <table:table-cell table:style-name="Table1.B17" office:value-type="string">
            <text:p text:style-name="P36">UDP_IF</text:p>
          </table:table-cell>
          <table:table-cell table:style-name="Table1.C20" office:value-type="string">
            <text:p text:style-name="Table_20_Contents"/>
          </table:table-cell>
          <table:table-cell table:style-name="Table1.D17" office:value-type="string">
            <text:p text:style-name="P36">UDP interface</text:p>
          </table:table-cell>
        </table:table-row>
        <table:table-row>
          <table:table-cell table:style-name="Table1.A20" office:value-type="string">
            <text:p text:style-name="P36">port</text:p>
          </table:table-cell>
          <table:table-cell table:style-name="Table1.B18" office:value-type="string">
            <text:p text:style-name="P36">PORT</text:p>
          </table:table-cell>
          <table:table-cell table:style-name="Table1.C20" office:value-type="string">
            <text:p text:style-name="Table_20_Contents"/>
          </table:table-cell>
          <table:table-cell table:style-name="Table1.D18" office:value-type="string">
            <text:p text:style-name="P36">Port number</text:p>
          </table:table-cell>
        </table:table-row>
        <table:table-row>
          <table:table-cell table:style-name="Table1.A20" office:value-type="string">
            <text:p text:style-name="P36"/>
          </table:table-cell>
          <table:table-cell table:style-name="Table1.B19" office:value-type="string">
            <text:p text:style-name="P36">MCAST_SOURCES</text:p>
          </table:table-cell>
          <table:table-cell table:style-name="Table1.C20" office:value-type="string">
            <text:p text:style-name="Table_20_Contents"/>
          </table:table-cell>
          <table:table-cell table:style-name="Table1.D19" office:value-type="string">
            <text:p text:style-name="P39">List of multicast IPs</text:p>
          </table:table-cell>
        </table:table-row>
        <table:table-row>
          <table:table-cell table:style-name="Table1.A20" office:value-type="string">
            <text:p text:style-name="P36">sync-epoch</text:p>
          </table:table-cell>
          <table:table-cell table:style-name="Table1.B20" office:value-type="string">
            <text:p text:style-name="P36">SYNC_TIME</text:p>
          </table:table-cell>
          <table:table-cell table:style-name="Table1.C20" office:value-type="string">
            <text:p text:style-name="P36">0.0</text:p>
          </table:table-cell>
          <table:table-cell table:style-name="Table1.D20" office:value-type="string">
            <text:p text:style-name="P36">the ADC sync epoch</text:p>
          </table:table-cell>
        </table:table-row>
        <table:table-row>
          <table:table-cell table:style-name="Table1.A33" office:value-type="string">
            <text:p text:style-name="P36">sample-clock</text:p>
          </table:table-cell>
          <table:table-cell table:style-name="Table1.B21" office:value-type="string">
            <text:p text:style-name="P36">SAMPLE_CLOCK</text:p>
          </table:table-cell>
          <table:table-cell table:style-name="Table1.C33" office:value-type="string">
            <text:p text:style-name="P36">1750000000.0</text:p>
          </table:table-cell>
          <table:table-cell table:style-name="Table1.D21" office:value-type="string">
            <text:p text:style-name="P36">virtual sample clock used for calculations</text:p>
          </table:table-cell>
        </table:table-row>
        <table:table-row>
          <table:table-cell table:style-name="Table1.A33" office:value-type="string">
            <text:p text:style-name="P40">nindices</text:p>
          </table:table-cell>
          <table:table-cell table:style-name="Table1.B22" office:value-type="string">
            <text:p text:style-name="P36">NINDICES</text:p>
          </table:table-cell>
          <table:table-cell table:style-name="Table1.C33" office:value-type="string">
            <text:p text:style-name="P36">0</text:p>
          </table:table-cell>
          <table:table-cell table:style-name="Table1.D22" office:value-type="string">
            <text:p text:style-name="P36">Number of item pointers used as index</text:p>
          </table:table-cell>
        </table:table-row>
        <table:table-row>
          <table:table-cell table:style-name="Table1.A33" office:value-type="string">
            <text:p text:style-name="P36">idx1-item</text:p>
          </table:table-cell>
          <table:table-cell table:style-name="Table1.B23" office:value-type="string">
            <text:p text:style-name="P36">IDX1_ITEM</text:p>
          </table:table-cell>
          <table:table-cell table:style-name="Table1.C33" office:value-type="string">
            <text:p text:style-name="P36">0</text:p>
          </table:table-cell>
          <table:table-cell table:style-name="Table1.D23" office:value-type="string">
            <text:p text:style-name="P36">Item pointer index for the first index</text:p>
          </table:table-cell>
        </table:table-row>
        <table:table-row>
          <table:table-cell table:style-name="Table1.A33" office:value-type="string">
            <text:p text:style-name="P36">idx1-step</text:p>
          </table:table-cell>
          <table:table-cell table:style-name="Table1.B24" office:value-type="string">
            <text:p text:style-name="P36">IDX1_STEP</text:p>
          </table:table-cell>
          <table:table-cell table:style-name="Table1.C33" office:value-type="string">
            <text:p text:style-name="P36">0x200000</text:p>
          </table:table-cell>
          <table:table-cell table:style-name="Table1.D24" office:value-type="string">
            <text:p text:style-name="P36">The difference between successive item pointer values</text:p>
          </table:table-cell>
        </table:table-row>
        <table:table-row>
          <table:table-cell table:style-name="Table1.A33" office:value-type="string">
            <text:p text:style-name="P36">idx2-item</text:p>
          </table:table-cell>
          <table:table-cell table:style-name="Table1.B25" office:value-type="string">
            <text:p text:style-name="P36">IDX2_ITEM</text:p>
          </table:table-cell>
          <table:table-cell table:style-name="Table1.C33" office:value-type="string">
            <text:p text:style-name="P36">0</text:p>
          </table:table-cell>
          <table:table-cell table:style-name="Table1.D25" office:value-type="string">
            <text:p text:style-name="P36">Item pointer index for the second index</text:p>
          </table:table-cell>
        </table:table-row>
        <table:table-row>
          <table:table-cell table:style-name="Table1.A33" office:value-type="string">
            <text:p text:style-name="P36">idx2-mask</text:p>
          </table:table-cell>
          <table:table-cell table:style-name="Table1.B26" office:value-type="string">
            <text:p text:style-name="P36">IDX2_MASK</text:p>
          </table:table-cell>
          <table:table-cell table:style-name="Table1.C33" office:value-type="string">
            <text:p text:style-name="P36">0xffffffffffff</text:p>
          </table:table-cell>
          <table:table-cell table:style-name="Table1.D26" office:value-type="string">
            <text:p text:style-name="P36">Mask for using only a part of an item value</text:p>
          </table:table-cell>
        </table:table-row>
        <table:table-row>
          <table:table-cell table:style-name="Table1.A33" office:value-type="string">
            <text:p text:style-name="P36">idx2-list</text:p>
          </table:table-cell>
          <table:table-cell table:style-name="Table1.B27" office:value-type="string">
            <text:p text:style-name="P36">IDX2_LIST</text:p>
          </table:table-cell>
          <table:table-cell table:style-name="Table1.C33" office:value-type="string">
            <text:p text:style-name="Table_20_Contents"/>
          </table:table-cell>
          <table:table-cell table:style-name="Table1.D27" office:value-type="string">
            <text:p text:style-name="P36">A List of item pointer values for the second index</text:p>
          </table:table-cell>
        </table:table-row>
        <table:table-row>
          <table:table-cell table:style-name="Table1.A33" office:value-type="string">
            <text:p text:style-name="P37">idx3-item</text:p>
          </table:table-cell>
          <table:table-cell table:style-name="Table1.B28" office:value-type="string">
            <text:p text:style-name="P37">IDX3_ITEM</text:p>
          </table:table-cell>
          <table:table-cell table:style-name="Table1.C33" office:value-type="string">
            <text:p text:style-name="P37">0</text:p>
          </table:table-cell>
          <table:table-cell table:style-name="Table1.D28" office:value-type="string">
            <text:p text:style-name="P37">Item pointer index for the third index</text:p>
          </table:table-cell>
        </table:table-row>
        <table:table-row>
          <table:table-cell table:style-name="Table1.A33" office:value-type="string">
            <text:p text:style-name="P37">idx3-mask</text:p>
          </table:table-cell>
          <table:table-cell table:style-name="Table1.B29" office:value-type="string">
            <text:p text:style-name="P37">IDX3_MASK</text:p>
          </table:table-cell>
          <table:table-cell table:style-name="Table1.C33" office:value-type="string">
            <text:p text:style-name="P37">0xffffffffffff</text:p>
          </table:table-cell>
          <table:table-cell table:style-name="Table1.D29" office:value-type="string">
            <text:p text:style-name="P37">Mask for using only a part of an item value</text:p>
          </table:table-cell>
        </table:table-row>
        <table:table-row>
          <table:table-cell table:style-name="Table1.A33" office:value-type="string">
            <text:p text:style-name="P37">idx3-list</text:p>
          </table:table-cell>
          <table:table-cell table:style-name="Table1.B30" office:value-type="string">
            <text:p text:style-name="P37">IDX3_LIST</text:p>
          </table:table-cell>
          <table:table-cell table:style-name="Table1.C33" office:value-type="string">
            <text:p text:style-name="Table_20_Contents"/>
          </table:table-cell>
          <table:table-cell table:style-name="Table1.D30" office:value-type="string">
            <text:p text:style-name="P37">A List of item pointer values for the third index</text:p>
          </table:table-cell>
        </table:table-row>
        <table:table-row>
          <table:table-cell table:style-name="Table1.A33" office:value-type="string">
            <text:p text:style-name="P37">idx4-item</text:p>
          </table:table-cell>
          <table:table-cell table:style-name="Table1.B31" office:value-type="string">
            <text:p text:style-name="P37">IDX4_ITEM</text:p>
          </table:table-cell>
          <table:table-cell table:style-name="Table1.C33" office:value-type="string">
            <text:p text:style-name="P37">0</text:p>
          </table:table-cell>
          <table:table-cell table:style-name="Table1.D31" office:value-type="string">
            <text:p text:style-name="P37">Item pointer index for the fourth index</text:p>
          </table:table-cell>
        </table:table-row>
        <table:table-row>
          <table:table-cell table:style-name="Table1.A33" office:value-type="string">
            <text:p text:style-name="P37">idx4-mask</text:p>
          </table:table-cell>
          <table:table-cell table:style-name="Table1.B32" office:value-type="string">
            <text:p text:style-name="P37">IDX4_MASK</text:p>
          </table:table-cell>
          <table:table-cell table:style-name="Table1.C33" office:value-type="string">
            <text:p text:style-name="P37">0xffffffffffff</text:p>
          </table:table-cell>
          <table:table-cell table:style-name="Table1.D32" office:value-type="string">
            <text:p text:style-name="P37">Mask for using only a part on an item value</text:p>
          </table:table-cell>
        </table:table-row>
        <table:table-row>
          <table:table-cell table:style-name="Table1.A33" office:value-type="string">
            <text:p text:style-name="P37">idx4-list</text:p>
          </table:table-cell>
          <table:table-cell table:style-name="Table1.B33" office:value-type="string">
            <text:p text:style-name="P37">IDX4_LIST</text:p>
          </table:table-cell>
          <table:table-cell table:style-name="Table1.C33" office:value-type="string">
            <text:p text:style-name="Table_20_Contents"/>
          </table:table-cell>
          <table:table-cell table:style-name="Table1.D33" office:value-type="string">
            <text:p text:style-name="P37">A List of item pointer values for the fourth index</text:p>
          </table:table-cell>
        </table:table-row>
        <table:table-row>
          <table:table-cell table:style-name="Table1.A34" office:value-type="string">
            <text:p text:style-name="P37">heap-size</text:p>
          </table:table-cell>
          <table:table-cell table:style-name="Table1.B34" office:value-type="string">
            <text:p text:style-name="P37">HEAP_SIZE</text:p>
          </table:table-cell>
          <table:table-cell table:style-name="Table1.C34" office:value-type="string">
            <text:p text:style-name="P37">0</text:p>
          </table:table-cell>
          <table:table-cell table:style-name="Table1.D34" office:value-type="string">
            <text:p text:style-name="P37">The heap size used for checking incomming heaps</text:p>
          </table:table-cell>
        </table:table-row>
        <table:table-row>
          <table:table-cell table:style-name="Table1.A35" office:value-type="string">
            <text:p text:style-name="P57">ngroups-temp</text:p>
          </table:table-cell>
          <table:table-cell table:style-name="Table1.B35" office:value-type="string">
            <text:p text:style-name="P57">NGROUPS_TEMP</text:p>
          </table:table-cell>
          <table:table-cell table:style-name="Table1.C35" office:value-type="string">
            <text:p text:style-name="P57">64</text:p>
          </table:table-cell>
          <table:table-cell table:style-name="Table1.D35" office:value-type="string">
            <text:p text:style-name="P57">Number of groups (heaps with the same timestamp) going into the temporary space.</text:p>
          </table:table-cell>
        </table:table-row>
      </table:table>
      <text:p text:style-name="Table">Table <text:sequence text:ref-name="refTable0" text:name="Table" text:formula="ooow:Table+1" style:num-format="1">1</text:sequence>: mkrecv program options and configuration file entries</text:p>
      <text:p text:style-name="Text_20_body"/>
      <text:h text:style-name="P55" text:outline-level="2"><text:soft-page-break/>Configuration file handling</text:h>
      <text:p text:style-name="P13">A configuration file <text:span text:style-name="T20">is specified by:</text:span></text:p>
      <text:list xml:id="list7795822856115776772" text:style-name="L2">
        <text:list-item>
          <text:p text:style-name="P44">Name of the configuration file (--header)</text:p>
        </text:list-item>
      </text:list>
      <text:p text:style-name="P13"><text:span text:style-name="T20">The file </text:span>follows the syntax of a PSR_DADA header. This means, each line has the following syntax:</text:p>
      <text:p text:style-name="P28">&lt;line&gt; := [ &lt;keyword&gt; &lt;whitespace&gt; { &lt;whitespace&gt; } &lt;value&gt; ] <text:span text:style-name="T31">[ </text:span>'#' { &lt;character&gt; } <text:span text:style-name="T31">]</text:span></text:p>
      <text:p text:style-name="P32">Keywords and values are simple sequences of digits and characters without any whitespace (blank or tab). The length of a line is not restricted. The total size of the configuration file including all modifications made by the program itself (it changes and/or adds some keyword/value pairs) is limited to <text:span text:style-name="T2">DADA_DEFAULT_HEADER_SIZE</text:span> <text:span text:style-name="T19">(normally 4096 bytes).</text:span> <text:span text:style-name="T18">If a value is “unset”, the value given as default is used as long as no program option is used. This “unset” value is then overwritten with the final value. After determining the final values, the header is updated and sent via a ring-buffer.</text:span></text:p>
      <text:p text:style-name="P33">The class <text:span text:style-name="T2">options</text:span> provides methods for loading a configuration file and access and manipulates keyword/value pairs.</text:p>
      <text:p text:style-name="P34">If no configuration file is given, the header transferred via a ringbuffer contains only mkrecv program options.</text:p>
      <text:h text:style-name="P55" text:outline-level="2">Network connection</text:h>
      <text:p text:style-name="P15">The network connection is specified by:</text:p>
      <text:list xml:id="list7585492831201343423" text:style-name="L3">
        <text:list-item>
          <text:p text:style-name="P45">Size of a network packet (--packet-<text:span text:style-name="T22">size</text:span> or PACKET_SIZE)</text:p>
        </text:list-item>
        <text:list-item>
          <text:p text:style-name="P45">Size of a packet buffer (--buffer-<text:span text:style-name="T22">size</text:span> or BUFFER_SIZE)</text:p>
        </text:list-item>
        <text:list-item>
          <text:p text:style-name="P45">Port (--port or PORT)</text:p>
        </text:list-item>
        <text:list-item>
          <text:p text:style-name="P45">Multicast IPs (last options of program or MCAST_SOURCES)</text:p>
        </text:list-item>
        <text:list-item>
          <text:p text:style-name="P45">Network interface:</text:p>
          <text:list>
            <text:list-item>
              <text:p text:style-name="P45">Netmap (--netmap-<text:span text:style-name="T22">if</text:span> or NETMAP_IF)</text:p>
            </text:list-item>
            <text:list-item>
              <text:p text:style-name="P45">Plain UDP (--udp-if or UDP_IF)</text:p>
            </text:list-item>
            <text:list-item>
              <text:p text:style-name="P45">Infiniband (--ibv-<text:span text:style-name="T22">if</text:span> or IBV_IF and --ibv-vector or IBV_VECTOR and --ibv-max-poll or IBV_MAX_POLL)</text:p>
            </text:list-item>
          </text:list>
        </text:list-item>
        <text:list-item>
          <text:p text:style-name="P46">Flag if all multicast groups <text:span text:style-name="T28">should</text:span> be handled with only one stream (--joint)</text:p>
        </text:list-item>
      </text:list>
      <text:p text:style-name="P16">It is possible to specify multicast IP and port together as a <text:span text:style-name="T2">&lt;ip&gt;:&lt;port&gt;</text:span> string. This can be used in the configuration file and as program options. Several multicast addresses in the configuration file must be separated with a comma.</text:p>
      <text:p text:style-name="P17"><text:soft-page-break/>It is strongly recommended to use the Infiniband interface (--ibv-<text:span text:style-name="T22">if</text:span>) together with polling (--ibv-vector -1 and --ibv-max-poll 10).</text:p>
      <text:h text:style-name="P55" text:outline-level="2">PSR_DADA ringbuffer</text:h>
      <text:p text:style-name="P18">The PSR_DADA ringbuffer is specified by:</text:p>
      <text:list xml:id="list5844811588216409036" text:style-name="L4">
        <text:list-item>
          <text:p text:style-name="P47">The name of a PSR_DADA ringbuffer (--dada-key or DADA_KEY)</text:p>
        </text:list-item>
        <text:list-item>
          <text:p text:style-name="P47">A mode describing what kind of ringbuffer interaction is used (--dada-mode<text:span text:style-name="T23">)</text:span></text:p>
        </text:list-item>
      </text:list>
      <text:p text:style-name="P18">The <text:span text:style-name="T2">mkrecv</text:span> program is using a PSR_DADA ringbuffer to store arbitrary SPEAD heaps. These heaps must have a specific size and from some heap items, an index is calculated. In addition, the final header <text:span text:style-name="T23">(modified configuration file) </text:span>is transferred via the ringbuffer.</text:p>
      <text:p text:style-name="P19">For debugging purposes it is possible to control the use of a PSR_DADA ringbuffer via the --dada-mode option:</text:p>
      <text:list xml:id="list709394066675198357" text:style-name="L5">
        <text:list-item>
          <text:p text:style-name="P48">--dada-mode 0<text:tab/><text:tab/>No ringbuffer is used, only a small allocated memory space is used as a replacement. Since no other management (slot allocation and release or copy of heaps from temporary into a slot) is performed, this is the fastest implementation and can be used to see if the mkrecv program is fast enough to receive all SPEAD heaps from the network.</text:p>
        </text:list-item>
        <text:list-item>
          <text:p text:style-name="P48">--dada-mode 1<text:tab/><text:tab/>Instead of a slot a huge amount of memory is used.</text:p>
        </text:list-item>
        <text:list-item>
          <text:p text:style-name="P48">--dada-mode 2<text:tab/><text:tab/>The ringbuffer is used with only one slot which is never released and replaced by an<text:span text:style-name="T31">other</text:span> slot. SPEAD heaps are not copied from the temporary space to a slot.</text:p>
        </text:list-item>
        <text:list-item>
          <text:p text:style-name="P48">--dada-mode 3<text:tab/><text:tab/>The ringbuffer is used including allocating and releasing slots. SPEAD heaps are not copied from the temporary space to a slot.</text:p>
        </text:list-item>
        <text:list-item>
          <text:p text:style-name="P48">--dada-mode 4<text:tab/><text:tab/>Full ringbuffer support (default).</text:p>
        </text:list-item>
      </text:list>
      <text:h text:style-name="P56" text:outline-level="2">Index calculation</text:h>
      <text:p text:style-name="P34">For each incoming SPEAD heap a memory offset into the current ringbuffer slot, temporary memory or thrash memory is calculated using some item pointer values. The primary index calculation uses some serial number (for example timestamp) stored directly as item pointer value. It is necessary to specify the item pointer index (starting with 0) and the difference between successive item pointer values:</text:p>
      <text:list xml:id="list8258358592892351601" text:style-name="L6">
        <text:list-item>
          <text:p text:style-name="P49">--idx1-item<text:tab/><text:tab/>The item pointer index of the serial number starting with 0 after the four fixed item pointers <text:span text:style-name="T2">heap ID</text:span>, <text:span text:style-name="T2">heap size</text:span>, <text:span text:style-name="T2">heap offset</text:span> and <text:span text:style-name="T2">payload length</text:span>.</text:p>
        </text:list-item>
        <text:list-item>
          <text:p text:style-name="P49">--idx1-step<text:tab/><text:tab/>The difference between two successive serial numbers. For example the difference between two successive timestamps.</text:p>
        </text:list-item>
      </text:list>
      <text:p text:style-name="P20">All additional <text:span text:style-name="T25">indices</text:span> are build using an item pointer value, masking out the relevant bits and applying a map build from a list of values:</text:p>
      <text:list xml:id="list8592511074441054316" text:style-name="L7">
        <text:list-item>
          <text:p text:style-name="P50"><text:soft-page-break/>--idx&lt;i&gt;-item<text:tab/><text:tab/>The i-th item pointer index starting with 0 after the four fixed item pointers.</text:p>
        </text:list-item>
        <text:list-item>
          <text:p text:style-name="P50">--idx&lt;i&gt;-mask<text:tab/><text:tab/>A mask for masking out the relevant bits (no shift is applied). The default is using all bits.</text:p>
        </text:list-item>
        <text:list-item>
          <text:p text:style-name="P50">--idx&lt;i&gt;-list<text:tab/><text:tab/>A list of values specifying a mapping of an item pointer value to an index. The index is determined by the position of a value in the list.</text:p>
        </text:list-item>
      </text:list>
      <text:p text:style-name="P21">The number of item used for index calculation is given by:</text:p>
      <text:list xml:id="list4813229696201547685" text:style-name="L8">
        <text:list-item>
          <text:p text:style-name="P51">--nindices<text:tab/><text:tab/>The number of item pointers used for index calculation.</text:p>
        </text:list-item>
      </text:list>
      <text:h text:style-name="Heading_20_1" text:outline-level="1">Examples</text:h>
      <text:p text:style-name="P22">The minimal configuration file for a <text:span text:style-name="T2">mkrecv</text:span> process receiving SPEAD heaps from an <text:span text:style-name="T31">F</text:span>-engine is:</text:p>
      <text:p text:style-name="P30"># Network connection<text:line-break/>PACKET_SIZE <text:s text:c="2"/>1500<text:line-break/>BUFFER_SIZE <text:s text:c="2"/>unset<text:line-break/>NETMAP_IF <text:s text:c="4"/>unset<text:line-break/>UDP_IF <text:s text:c="7"/>unset<text:line-break/>IBV_IF <text:s text:c="7"/>192.168.1.20<text:line-break/>IBV_VECTOR <text:s text:c="3"/>-1<text:line-break/>IBV_MAX_POLL <text:s/>10<text:line-break/>PORT <text:s text:c="9"/>60416<text:line-break/>MCAST_SOURCES 224.2.1.150,224.2.1.151,224.2.1.152,224.2.1.153<text:line-break/># PSR_DADA ringbuffer<text:line-break/>DADA_KEY <text:s text:c="5"/>dada<text:line-break/>DADA_MODE <text:s text:c="4"/>4<text:line-break/># Timing<text:line-break/>SYNC_TIME <text:s text:c="4"/>1231235243.0000000<text:line-break/>SAMPLE_CLOCK <text:s/>1750000000.0<text:line-break/># Additional configuration<text:line-break/>NTHREADS <text:s text:c="5"/>32<text:line-break/>NHEAPS <text:s text:c="7"/>64<text:line-break/># MeerKat F-Engine<text:line-break/>NINDICES <text:s text:c="5"/>2<text:line-break/># The first index item is the timestamp<text:line-break/>IDX1_ITEM <text:s text:c="4"/>0<text:line-break/>IDX1_STEP <text:s text:c="4"/><text:span text:style-name="T26">0x200000</text:span><text:line-break/># The second index item is the frequency<text:line-break/>IDX2_ITEM <text:s text:c="4"/>2<text:line-break/>IDX2_MASK <text:s text:c="4"/>0xffffffffffff<text:line-break/>IDX2_LIST <text:s text:c="4"/>0,256,512,768</text:p>
      <text:p text:style-name="P23">The minimal configuration file for a <text:span text:style-name="T2">mkrecv</text:span> process receiving SPEAD heaps from a packetizer is:</text:p>
      <text:p text:style-name="P29"># Network connection<text:line-break/>PACKET_SIZE <text:s text:c="2"/>5400<text:line-break/>BUFFER_SIZE <text:s text:c="2"/>unset<text:line-break/>NETMAP_IF <text:s text:c="4"/>unset<text:line-break/>UDP_IF <text:s text:c="7"/>unset<text:line-break/>IBV_IF <text:s text:c="7"/>192.168.1.20<text:line-break/>IBV_VECTOR <text:s text:c="3"/>-1<text:line-break/>IBV_MAX_POLL <text:s/>10<text:line-break/><text:span text:style-name="T27">PORT <text:s text:c="9"/>7148<text:line-break/>MCAST_SOURCES 225.0.0.152,225.0.0.154</text:span><text:line-break/># PRS_DADA ringbuffer<text:line-break/>DADA_KEY <text:s text:c="5"/>dada<text:line-break/>DADA_MODE <text:s text:c="4"/>4<text:line-break/># Timing<text:line-break/>SYNC_TIME <text:s text:c="4"/>1231235243.0000000<text:line-break/>SAMPLE_CLOCK <text:s/>1750000000.0<text:line-break/># Additional configuration<text:line-break/><text:span text:style-name="T27">NTHREADS <text:s text:c="5"/>32<text:line-break/>NHEAPS <text:s text:c="7"/>64<text:line-break/># MeerKat Packetizer<text:line-break/>NINDICES <text:s text:c="4"/>1<text:line-break/># The first index item is the running timestamp<text:line-break/>IDX1_ITEM <text:s text:c="3"/>0<text:line-break/>IDX1_STEP <text:s text:c="3"/>4096</text:span></text:p>
      <text:p text:style-name="P23">This configuration file receives the SPEAD heaps for one polarization only. If both polarizations are <text:soft-page-break/>wanted, a change is necessary to ensure that all SPEAD heaps have an unique heap 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0.06pt solid #000000" fo:padding="0.0201in" style:shadow="none" fo:background-color="transparent">
          <style:background-image/>
        </style:header-footer-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title>User Manual mkrecv</text:title><text:tab/><text:page-number text:select-page="current">10</text:page-number>/<text:page-count>10</text:page-count><text:tab/><text:user-defined style:data-style-name="N0" text:name="DocDate">20180418</text:user-defined></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ias Heininger</meta:initial-creator>
    <meta:creation-date>2018-03-28T11:04:01.166664729</meta:creation-date>
    <meta:editing-cycles>44</meta:editing-cycles>
    <meta:editing-duration>PT14H24M39S</meta:editing-duration>
    <dc:title>User Manual mkrecv</dc:title>
    <dc:date>2018-05-03T12:57:12.881719722</dc:date>
    <dc:creator>Matthias Heininger</dc:creator>
    <meta:generator>LibreOffice/4.2.8.2$Linux_X86_64 LibreOffice_project/420m0$Build-2</meta:generator>
    <meta:document-statistic meta:table-count="1" meta:image-count="0" meta:object-count="0" meta:page-count="10" meta:paragraph-count="221" meta:word-count="2548" meta:character-count="15860" meta:non-whitespace-character-count="13401"/>
    <meta:user-defined meta:name="DocDate">20180418</meta:user-defined>
    <meta:user-defined meta:name="DocVersion">0.2</meta:user-defined>
  </office:meta>
</office:document-meta>
</file>